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essunaspaziatura" style:master-page-name="MP0" style:family="paragraph">
      <style:paragraph-properties fo:break-before="page"/>
    </style:style>
    <style:style style:name="T2" style:parent-style-name="Collegamentoipertestuale" style:family="text">
      <style:text-properties style:font-name="Arial" style:font-name-complex="Arial" fo:font-size="12pt" style:font-size-asian="12pt" style:font-size-complex="12pt"/>
    </style:style>
    <style:style style:name="T3" style:parent-style-name="Collegamentoipertestuale" style:family="text">
      <style:text-properties style:font-name="Arial" style:font-name-complex="Arial" fo:font-size="12pt" style:font-size-asian="12pt" style:font-size-complex="12pt"/>
    </style:style>
    <style:style style:name="P4" style:parent-style-name="Normale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5" style:parent-style-name="Normale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6" style:parent-style-name="Normale" style:family="paragraph">
      <style:text-properties style:font-name="Arial" style:font-name-complex="Arial" fo:font-size="12pt" style:font-size-asian="12pt" style:font-size-complex="12pt"/>
    </style:style>
    <style:style style:name="P7" style:parent-style-name="Paragrafoelenco" style:list-style-name="LFO1" style:family="paragraph">
      <style:text-properties style:font-name="Arial" style:font-name-complex="Arial" fo:font-size="12pt" style:font-size-asian="12pt" style:font-size-complex="12pt"/>
    </style:style>
    <style:style style:name="P8" style:parent-style-name="Paragrafoelenco" style:list-style-name="LFO1" style:family="paragraph">
      <style:text-properties style:font-name="Arial" style:font-name-complex="Arial" fo:font-size="12pt" style:font-size-asian="12pt" style:font-size-complex="12pt"/>
    </style:style>
    <style:style style:name="P9" style:parent-style-name="Paragrafoelenco" style:list-style-name="LFO1" style:family="paragraph">
      <style:text-properties style:font-name="Arial" style:font-name-complex="Arial" fo:font-size="12pt" style:font-size-asian="12pt" style:font-size-complex="12pt"/>
    </style:style>
    <style:style style:name="P10" style:parent-style-name="Normale" style:family="paragraph">
      <style:text-properties style:font-name="Arial" style:font-name-complex="Arial" fo:font-size="12pt" style:font-size-asian="12pt" style:font-size-complex="12pt"/>
    </style:style>
    <style:style style:name="P11" style:parent-style-name="Normale" style:family="paragraph">
      <style:text-properties style:font-name="Arial" style:font-name-complex="Arial" fo:font-size="12pt" style:font-size-asian="12pt" style:font-size-complex="12pt"/>
    </style:style>
    <style:style style:name="P12" style:parent-style-name="Paragrafoelenco" style:list-style-name="LFO1" style:family="paragraph">
      <style:text-properties style:font-name="Arial" style:font-name-complex="Arial" fo:font-size="12pt" style:font-size-asian="12pt" style:font-size-complex="12pt"/>
    </style:style>
    <style:style style:name="P13" style:parent-style-name="Paragrafoelenco" style:list-style-name="LFO1" style:family="paragraph">
      <style:text-properties style:font-name="Arial" style:font-name-complex="Arial" fo:font-size="12pt" style:font-size-asian="12pt" style:font-size-complex="12pt"/>
    </style:style>
    <style:style style:name="P14" style:parent-style-name="Paragrafoelenco" style:list-style-name="LFO1" style:family="paragraph">
      <style:text-properties style:font-name="Arial" style:font-name-complex="Arial" fo:font-size="12pt" style:font-size-asian="12pt" style:font-size-complex="12pt"/>
    </style:style>
    <style:style style:name="P15" style:parent-style-name="Normale" style:family="paragraph">
      <style:text-properties style:font-name="Arial" style:font-name-complex="Arial" fo:font-size="12pt" style:font-size-asian="12pt" style:font-size-complex="12pt"/>
    </style:style>
    <style:style style:name="P16" style:parent-style-name="Paragrafoelenco" style:list-style-name="LFO1" style:family="paragraph"/>
    <style:style style:name="T17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9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20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2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3" style:parent-style-name="Paragrafoelenco" style:family="paragraph">
      <style:text-properties style:font-name="Arial" style:font-name-complex="Arial" fo:font-size="12pt" style:font-size-asian="12pt" style:font-size-complex="12pt"/>
    </style:style>
    <style:style style:name="P24" style:parent-style-name="Paragrafoelenco" style:list-style-name="LFO1" style:family="paragraph"/>
    <style:style style:name="T25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2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7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2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0" style:parent-style-name="Paragrafoelenco" style:family="paragraph">
      <style:text-properties style:font-name="Arial" style:font-name-complex="Arial" fo:font-size="12pt" style:font-size-asian="12pt" style:font-size-complex="12pt"/>
    </style:style>
    <style:style style:name="P31" style:parent-style-name="Normale" style:family="paragraph">
      <style:text-properties style:font-name="Arial" style:font-name-complex="Arial" fo:font-size="12pt" style:font-size-asian="12pt" style:font-size-complex="12pt"/>
    </style:style>
    <style:style style:name="P32" style:parent-style-name="Paragrafoelenco" style:list-style-name="LFO1" style:family="paragraph"/>
    <style:style style:name="T33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3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5" style:parent-style-name="Paragrafoelenco" style:family="paragraph">
      <style:text-properties style:font-name="Arial" style:font-name-complex="Arial" fo:font-size="12pt" style:font-size-asian="12pt" style:font-size-complex="12pt"/>
    </style:style>
    <style:style style:name="P36" style:parent-style-name="Paragrafoelenco" style:list-style-name="LFO1" style:family="paragraph"/>
    <style:style style:name="T37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3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0" style:parent-style-name="Paragrafoelenco" style:family="paragraph">
      <style:text-properties style:font-name="Arial" style:font-name-complex="Arial" fo:font-size="12pt" style:font-size-asian="12pt" style:font-size-complex="12pt"/>
    </style:style>
    <style:style style:name="P41" style:parent-style-name="Paragrafoelenco" style:family="paragraph">
      <style:text-properties style:font-name="Arial" style:font-name-complex="Arial" fo:font-size="12pt" style:font-size-asian="12pt" style:font-size-complex="12pt"/>
    </style:style>
    <style:style style:name="P42" style:parent-style-name="Paragrafoelenco" style:list-style-name="LFO1" style:family="paragraph"/>
    <style:style style:name="T43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4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6" style:parent-style-name="Paragrafoelenco" style:family="paragraph">
      <style:text-properties style:font-name="Arial" style:font-name-complex="Arial" fo:font-size="12pt" style:font-size-asian="12pt" style:font-size-complex="12pt"/>
    </style:style>
    <style:style style:name="P47" style:parent-style-name="Paragrafoelenco" style:list-style-name="LFO1" style:family="paragraph"/>
    <style:style style:name="T48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4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0" style:parent-style-name="Paragrafoelenco" style:family="paragraph">
      <style:text-properties style:font-name="Arial" style:font-name-complex="Arial" fo:font-size="12pt" style:font-size-asian="12pt" style:font-size-complex="12pt"/>
    </style:style>
    <style:style style:name="P51" style:parent-style-name="Paragrafoelenco" style:family="paragraph">
      <style:text-properties style:font-name="Arial" style:font-name-complex="Arial" fo:font-size="12pt" style:font-size-asian="12pt" style:font-size-complex="12pt"/>
    </style:style>
    <style:style style:name="P52" style:parent-style-name="Paragrafoelenco" style:list-style-name="LFO1" style:family="paragraph"/>
    <style:style style:name="T53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5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6" style:parent-style-name="Normale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7" style:parent-style-name="Normale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8" style:parent-style-name="Normale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9" style:parent-style-name="Paragrafoelenco" style:list-style-name="LFO1" style:family="paragraph"/>
    <style:style style:name="T60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6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63" style:parent-style-name="Paragrafoelenco" style:family="paragraph">
      <style:text-properties style:font-name="Arial" style:font-name-complex="Arial" fo:font-size="12pt" style:font-size-asian="12pt" style:font-size-complex="12pt"/>
    </style:style>
    <style:style style:name="P64" style:parent-style-name="Paragrafoelenco" style:list-style-name="LFO1" style:family="paragraph"/>
    <style:style style:name="T65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6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67" style:parent-style-name="Paragrafoelenco" style:family="paragraph">
      <style:text-properties style:font-name="Arial" style:font-name-complex="Arial" fo:font-size="12pt" style:font-size-asian="12pt" style:font-size-complex="12pt"/>
    </style:style>
    <style:style style:name="P68" style:parent-style-name="Paragrafoelenco" style:family="paragraph">
      <style:text-properties style:font-name="Arial" style:font-name-complex="Arial" fo:font-size="12pt" style:font-size-asian="12pt" style:font-size-complex="12pt"/>
    </style:style>
    <style:style style:name="P69" style:parent-style-name="Paragrafoelenco" style:list-style-name="LFO1" style:family="paragraph"/>
    <style:style style:name="T70" style:parent-style-name="Car.predefinitopara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7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73" style:parent-style-name="Normale" style:family="paragraph">
      <style:paragraph-properties fo:margin-left="0.25in">
        <style:tab-stops/>
      </style:paragraph-properties>
    </style:style>
    <style:style style:name="T7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75" style:parent-style-name="Car.predefinitoparagraf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Nicolò Vittorio Marino<text:s/><text:a xlink:href="mailto:20044867@studenti.uniupo.it" office:target-frame-name="_top" xlink:show="replace"><text:span text:style-name="T2">20044867@studenti.uniupo.it</text:span></text:a></text:p>
      <text:p text:style-name="Nessunaspaziatura">Marco Vecchio<text:s/><text:a xlink:href="mailto:20044258@studenti.uniupo.it" office:target-frame-name="_top" xlink:show="replace"><text:span text:style-name="T3">20044258@studenti.uniupo.it</text:span></text:a></text:p>
      <text:p text:style-name="P4"><text:s/></text:p>
      <text:p text:style-name="P5">Progetto per la prova finale del corso di Paradigmi di Programmazione a.a. 2022/2023</text:p>
      <text:p text:style-name="P6">Dopo la lettura del testo del progetto abbiamo deciso di svilupparlo basandoci su tre differenti classi:</text:p>
      <text:list text:style-name="LFO1" text:continue-numbering="true">
        <text:list-item>
          <text:p text:style-name="P7">Agende: classe che rappresenta il sistema di agende.</text:p>
        </text:list-item>
        <text:list-item>
          <text:p text:style-name="P8">Agenda: classe che rappresenta un’agenda di appuntamenti.</text:p>
        </text:list-item>
        <text:list-item>
          <text:p text:style-name="P9">Appuntamento: classe che rappresenta l’appuntamento.</text:p>
        </text:list-item>
      </text:list>
      <text:p text:style-name="P10">Abbiamo deciso di iniziare con la stesura iniziale della classe Appuntamento in modo tale da riuscire a sviluppare e testare in seguito l’agenda e le agende.</text:p>
      <text:p text:style-name="P11">Inizialmente la classe Appuntamenti aveva tutti i dati (data, orario, durata, nome e luogo) nel formato di stringhe ma in seguito vedendo la complessità che stava prendendo il codice abbiamo deciso di farle diventare:</text:p>
      <text:list text:style-name="LFO1" text:continue-numbering="true">
        <text:list-item>
          <text:p text:style-name="P12">LocalDate con il formato “gg-MM-yyyy” per la data.</text:p>
        </text:list-item>
        <text:list-item>
          <text:p text:style-name="P13">LocalTime con il formato “HH-mm” per l’orario.</text:p>
        </text:list-item>
        <text:list-item>
          <text:p text:style-name="P14">Int per la durata.</text:p>
        </text:list-item>
      </text:list>
      <text:p text:style-name="P15">Il costruttore dell’oggetto Appuntamento e i setter prenderanno comunque stringhe in input in modo da vedere se esse rispettino le eccezioni, in caso passassero i controlli verranno poi convertite nel formato giusto in base al tipo di dato. <text:s/>Le funzioni che abbiamo<text:s/>in questa classe sono le seguenti:<text:s/></text:p>
      <text:list text:style-name="LFO1" text:continue-numbering="true">
        <text:list-item>
          <text:p text:style-name="P16"><text:span text:style-name="T17">public void controllo(Agenda agenda)</text:span><text:span text:style-name="T18">: esso andrà a verificare se l’appuntamento non è nello stesso giorno e stesso orario di un altro all’interno dell’agenda e in seguito viene richiamato un metodo privato<text:s/></text:span><text:span text:style-name="T19">sovrapponeOra</text:span><text:span text:style-name="T20">rio(Appuntamento app)</text:span><text:span text:style-name="T21"><text:s/>che controlla se l’appuntamento si sovrappone a livello di durata, inizio e fine con un altro all’interno dell’agenda</text:span><text:span text:style-name="T22">, tiene conto anche del caso lomite in cui un appuntamento inizi in un giorno e finisca i <text:s/>quello seguente.</text:span></text:p>
        </text:list-item>
      </text:list>
      <text:p text:style-name="P23"/>
      <text:list text:style-name="LFO1" text:continue-numbering="true">
        <text:list-item>
          <text:p text:style-name="P24"><text:span text:style-name="T25">public int compareTo(Appuntamento other)</text:span><text:span text:style-name="T26">: è un Override della funzione<text:s/></text:span><text:span text:style-name="T27">compareTo()</text:span><text:span text:style-name="T28"><text:s/></text:span><text:span text:style-name="T29">dell’interfaccio Comparable che ci permetterà di comparare i diversi appuntamenti per metterli in ordine.</text:span></text:p>
        </text:list-item>
      </text:list>
      <text:p text:style-name="P30"/>
      <text:p text:style-name="P31">Passiamo adesso con la stesura della classe Agenda dove anch’essa nei costruttori e nel setter del nome prende delle stringhe che devono rispettare un’eccezione. Le funzioni principali di questa classe sono:</text:p>
      <text:list text:style-name="LFO1" text:continue-numbering="true">
        <text:list-item>
          <text:p text:style-name="P32"><text:span text:style-name="T33">public void scriviSuFile(String filepath)</text:span><text:span text:style-name="T34">: essa scrive l’agenda sul file specificato dalla variabile filepath.</text:span></text:p>
        </text:list-item>
      </text:list>
      <text:p text:style-name="P35"/>
      <text:list text:style-name="LFO1" text:continue-numbering="true">
        <text:list-item>
          <text:p text:style-name="P36"><text:span text:style-name="T37">public void inserisciAppuntamento(Appuntamento newApp)</text:span><text:span text:style-name="T38">: inserisce un nuovo appuntamen</text:span><text:span text:style-name="T39">to all’interno dell’agenda solo se rispetta i vari controlli.</text:span></text:p>
        </text:list-item>
      </text:list>
      <text:p text:style-name="P40"/>
      <text:p text:style-name="P41"/>
      <text:soft-page-break/>
      <text:list text:style-name="LFO1" text:continue-numbering="true">
        <text:list-item>
          <text:p text:style-name="P42"><text:span text:style-name="T43">public void aggiornaAppuntamento(Appuntamento app, String data, String orario, String durata, String nome, String luogo)</text:span><text:span text:style-name="T44">: aggiorna i dati di un appuntamento esistente solo se i nuovi dati risp</text:span><text:span text:style-name="T45">ettano anch’essi i controlli.</text:span></text:p>
        </text:list-item>
      </text:list>
      <text:p text:style-name="P46"/>
      <text:list text:style-name="LFO1" text:continue-numbering="true">
        <text:list-item>
          <text:p text:style-name="P47"><text:span text:style-name="T48">public void cercaAppuntamenti(String str_cerca)</text:span><text:span text:style-name="T49">: data una stringa che può rappresentare la data o il nome si andrà a rappresentare gli appuntamenti nell’agenda di essi se esistono.</text:span></text:p>
        </text:list-item>
      </text:list>
      <text:p text:style-name="P50"/>
      <text:p text:style-name="P51"/>
      <text:list text:style-name="LFO1" text:continue-numbering="true">
        <text:list-item>
          <text:p text:style-name="P52"><text:span text:style-name="T53">public void ordinaAppuntamenti()</text:span><text:span text:style-name="T54">: essa va<text:s/></text:span><text:span text:style-name="T55">ad ordinare gli appuntamenti dell’agenda.</text:span></text:p>
        </text:list-item>
      </text:list>
      <text:p text:style-name="P56">Inoltre, in questa classe c’è la presenza dell’interfaccia Iterable che permette di iterare sull’agenda i vari appuntamenti e le funzioni di essa sono due: la prima controlla se ci sono ancora degli appuntamenti e<text:s/>la seconda ci ritorna l’appuntamento seguente.</text:p>
      <text:p text:style-name="P57"/>
      <text:p text:style-name="P58">Concludiamo in fine con la classe Agende, il quale compito principale sarà creare agende con tutti nomi unici e in caso eliminarle. Le funzioni di questa saranno:</text:p>
      <text:list text:style-name="LFO1" text:continue-numbering="true">
        <text:list-item>
          <text:p text:style-name="P59"><text:span text:style-name="T60">public Agenda creaAgenda(String nome)</text:span><text:span text:style-name="T61">: va a c</text:span><text:span text:style-name="T62">reare una nuova agenda se rispetta i controlli riguardati il nome, il quale sia unico.</text:span></text:p>
        </text:list-item>
      </text:list>
      <text:p text:style-name="P63"/>
      <text:list text:style-name="LFO1" text:continue-numbering="true">
        <text:list-item>
          <text:p text:style-name="P64"><text:span text:style-name="T65">public void eliminaAgenda(Agenda agenda)</text:span><text:span text:style-name="T66">: elimina un’agenda all’interno del sistema delle agende.</text:span></text:p>
        </text:list-item>
      </text:list>
      <text:p text:style-name="P67"/>
      <text:p text:style-name="P68"/>
      <text:list text:style-name="LFO1" text:continue-numbering="true">
        <text:list-item>
          <text:p text:style-name="P69"><text:span text:style-name="T70">public Agenda creaAgendaDaFile(String nomeA, String filepath)</text:span><text:span text:style-name="T71">: crea<text:s/></text:span><text:span text:style-name="T72">una nuova agenda andando a prendere gli appuntamenti dal file descritto dalla variabile filepath.</text:span></text:p>
        </text:list-item>
      </text:list>
      <text:p text:style-name="P73"><text:span text:style-name="T74">Date queste tre classi abbiamo testato tutte le funzioni e creato una Console utente in grado di utilizzarle tutte senza mai che si interrompesse l’esecuzione</text:span><text:span text:style-name="T75"><text:s/>andando a catturare le eccezion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paragraph-properties fo:line-height="104%"/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colò Marino</meta:initial-creator>
    <dc:creator>Marco Vecchio</dc:creator>
    <meta:creation-date>2023-01-15T12:42:00Z</meta:creation-date>
    <dc:date>2023-01-30T16:16:00Z</dc:date>
    <meta:print-date>2023-01-30T16:10:00Z</meta:print-date>
    <meta:template xlink:href="Normal" xlink:type="simple"/>
    <meta:editing-cycles>4</meta:editing-cycles>
    <meta:editing-duration>PT12420S</meta:editing-duration>
    <meta:document-statistic meta:page-count="2" meta:paragraph-count="7" meta:word-count="594" meta:character-count="3976" meta:row-count="28" meta:non-whitespace-character-count="3389"/>
  </office:meta>
</office:document-meta>
</file>